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1c0a98" officeooo:paragraph-rsid="001c0a98" style:font-size-asian="8pt" style:font-size-complex="8pt"/>
    </style:style>
    <style:style style:name="P2" style:family="paragraph" style:parent-style-name="Preformatted_20_Text">
      <style:text-properties fo:font-size="8pt" fo:font-weight="bold" officeooo:rsid="001c0a98" officeooo:paragraph-rsid="001c0a98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9"/>1 <text:s text:c="4"/>2 <text:s text:c="4"/>3 <text:s text:c="4"/>4 <text:s text:c="4"/>5 <text:s text:c="4"/>6 <text:s text:c="4"/>7 <text:s text:c="4"/>8 <text:s text:c="4"/>9 <text:s text:c="3"/>10 <text:s text:c="3"/>11 <text:s text:c="3"/>12 <text:s text:c="3"/>13 <text:s text:c="3"/>14 <text:s text:c="3"/>15 <text:s text:c="3"/>16 <text:s text:c="3"/>17 <text:s text:c="3"/>18 <text:s text:c="3"/>19 <text:s text:c="3"/>20</text:p>
      <text:p text:style-name="P2"><text:s text:c="3"/>-------------------------------------------------------------------------------------------------------------------------</text:p>
      <text:p text:style-name="P1"><text:s/>1| <text:s text:c="5"/>1 <text:s text:c="4"/>2 <text:s text:c="4"/>3 <text:s text:c="4"/>4 <text:s text:c="4"/>5 <text:s text:c="4"/>6 <text:s text:c="4"/>7 <text:s text:c="4"/>8 <text:s text:c="4"/>9 <text:s text:c="3"/>10 <text:s text:c="3"/>11 <text:s text:c="3"/>12 <text:s text:c="3"/>13 <text:s text:c="3"/>14 <text:s text:c="3"/>15 <text:s text:c="3"/>16 <text:s text:c="3"/>17 <text:s text:c="3"/>18 <text:s text:c="3"/>19 <text:s text:c="3"/>20</text:p>
      <text:p text:style-name="P1"><text:s/>2| <text:s text:c="5"/>2 <text:s text:c="4"/>4 <text:s text:c="4"/>6 <text:s text:c="4"/>8 <text:s text:c="3"/>10 <text:s text:c="3"/>12 <text:s text:c="3"/>14 <text:s text:c="3"/>16 <text:s text:c="3"/>18 <text:s text:c="3"/>20 <text:s text:c="3"/>22 <text:s text:c="3"/>24 <text:s text:c="3"/>26 <text:s text:c="3"/>28 <text:s text:c="3"/>30 <text:s text:c="3"/>32 <text:s text:c="3"/>34 <text:s text:c="3"/>36 <text:s text:c="3"/>38 <text:s text:c="3"/>40</text:p>
      <text:p text:style-name="P1"><text:s/>3| <text:s text:c="5"/>3 <text:s text:c="4"/>6 <text:s text:c="4"/>9 <text:s text:c="3"/>12 <text:s text:c="3"/>15 <text:s text:c="3"/>18 <text:s text:c="3"/>21 <text:s text:c="3"/>24 <text:s text:c="3"/>27 <text:s text:c="3"/>30 <text:s text:c="3"/>33 <text:s text:c="3"/>36 <text:s text:c="3"/>39 <text:s text:c="3"/>42 <text:s text:c="3"/>45 <text:s text:c="3"/>48 <text:s text:c="3"/>51 <text:s text:c="3"/>54 <text:s text:c="3"/>57 <text:s text:c="3"/>60</text:p>
      <text:p text:style-name="P1"><text:s/>4| <text:s text:c="5"/>4 <text:s text:c="4"/>8 <text:s text:c="3"/>12 <text:s text:c="3"/>16 <text:s text:c="3"/>20 <text:s text:c="3"/>24 <text:s text:c="3"/>28 <text:s text:c="3"/>32 <text:s text:c="3"/>36 <text:s text:c="3"/>40 <text:s text:c="3"/>44 <text:s text:c="3"/>48 <text:s text:c="3"/>52 <text:s text:c="3"/>56 <text:s text:c="3"/>60 <text:s text:c="3"/>64 <text:s text:c="3"/>68 <text:s text:c="3"/>72 <text:s text:c="3"/>76 <text:s text:c="3"/>80</text:p>
      <text:p text:style-name="P1"><text:s/>5| <text:s text:c="5"/>5 <text:s text:c="3"/>10 <text:s text:c="3"/>15 <text:s text:c="3"/>20 <text:s text:c="3"/>25 <text:s text:c="3"/>30 <text:s text:c="3"/>35 <text:s text:c="3"/>40 <text:s text:c="3"/>45 <text:s text:c="3"/>50 <text:s text:c="3"/>55 <text:s text:c="3"/>60 <text:s text:c="3"/>65 <text:s text:c="3"/>70 <text:s text:c="3"/>75 <text:s text:c="3"/>80 <text:s text:c="3"/>85 <text:s text:c="3"/>90 <text:s text:c="3"/>95 <text:s text:c="2"/>100</text:p>
      <text:p text:style-name="P1"><text:s/>6| <text:s text:c="5"/>6 <text:s text:c="3"/>12 <text:s text:c="3"/>18 <text:s text:c="3"/>24 <text:s text:c="3"/>30 <text:s text:c="3"/>36 <text:s text:c="3"/>42 <text:s text:c="3"/>48 <text:s text:c="3"/>54 <text:s text:c="3"/>60 <text:s text:c="3"/>66 <text:s text:c="3"/>72 <text:s text:c="3"/>78 <text:s text:c="3"/>84 <text:s text:c="3"/>90 <text:s text:c="3"/>96 <text:s text:c="2"/>102 <text:s text:c="2"/>108 <text:s text:c="2"/>114 <text:s text:c="2"/>120</text:p>
      <text:p text:style-name="P1"><text:s/>7| <text:s text:c="5"/>7 <text:s text:c="3"/>14 <text:s text:c="3"/>21 <text:s text:c="3"/>28 <text:s text:c="3"/>35 <text:s text:c="3"/>42 <text:s text:c="3"/>49 <text:s text:c="3"/>56 <text:s text:c="3"/>63 <text:s text:c="3"/>70 <text:s text:c="3"/>77 <text:s text:c="3"/>84 <text:s text:c="3"/>91 <text:s text:c="3"/>98 <text:s text:c="2"/>105 <text:s text:c="2"/>112 <text:s text:c="2"/>119 <text:s text:c="2"/>126 <text:s text:c="2"/>133 <text:s text:c="2"/>140</text:p>
      <text:p text:style-name="P1"><text:s/>8| <text:s text:c="5"/>8 <text:s text:c="3"/>16 <text:s text:c="3"/>24 <text:s text:c="3"/>32 <text:s text:c="3"/>40 <text:s text:c="3"/>48 <text:s text:c="3"/>56 <text:s text:c="3"/>64 <text:s text:c="3"/>72 <text:s text:c="3"/>80 <text:s text:c="3"/>88 <text:s text:c="3"/>96 <text:s text:c="2"/>104 <text:s text:c="2"/>112 <text:s text:c="2"/>120 <text:s text:c="2"/>128 <text:s text:c="2"/>136 <text:s text:c="2"/>144 <text:s text:c="2"/>152 <text:s text:c="2"/>160</text:p>
      <text:p text:style-name="P1"><text:s/>9| <text:s text:c="5"/>9 <text:s text:c="3"/>18 <text:s text:c="3"/>27 <text:s text:c="3"/>36 <text:s text:c="3"/>45 <text:s text:c="3"/>54 <text:s text:c="3"/>63 <text:s text:c="3"/>72 <text:s text:c="3"/>81 <text:s text:c="3"/>90 <text:s text:c="3"/>99 <text:s text:c="2"/>108 <text:s text:c="2"/>117 <text:s text:c="2"/>126 <text:s text:c="2"/>135 <text:s text:c="2"/>144 <text:s text:c="2"/>153 <text:s text:c="2"/>162 <text:s text:c="2"/>171 <text:s text:c="2"/>180</text:p>
      <text:p text:style-name="P1">10| <text:s text:c="4"/>10 <text:s text:c="3"/>20 <text:s text:c="3"/>30 <text:s text:c="3"/>40 <text:s text:c="3"/>50 <text:s text:c="3"/>60 <text:s text:c="3"/>70 <text:s text:c="3"/>80 <text:s text:c="3"/>90 <text:s text:c="2"/>100 <text:s text:c="2"/>110 <text:s text:c="2"/>120 <text:s text:c="2"/>130 <text:s text:c="2"/>140 <text:s text:c="2"/>150 <text:s text:c="2"/>160 <text:s text:c="2"/>170 <text:s text:c="2"/>180 <text:s text:c="2"/>190 <text:s text:c="2"/>200</text:p>
      <text:p text:style-name="P1">11| <text:s text:c="4"/>11 <text:s text:c="3"/>22 <text:s text:c="3"/>33 <text:s text:c="3"/>44 <text:s text:c="3"/>55 <text:s text:c="3"/>66 <text:s text:c="3"/>77 <text:s text:c="3"/>88 <text:s text:c="3"/>99 <text:s text:c="2"/>110 <text:s text:c="2"/>121 <text:s text:c="2"/>132 <text:s text:c="2"/>143 <text:s text:c="2"/>154 <text:s text:c="2"/>165 <text:s text:c="2"/>176 <text:s text:c="2"/>187 <text:s text:c="2"/>198 <text:s text:c="2"/>209 <text:s text:c="2"/>220</text:p>
      <text:p text:style-name="P1">12| <text:s text:c="4"/>12 <text:s text:c="3"/>24 <text:s text:c="3"/>36 <text:s text:c="3"/>48 <text:s text:c="3"/>60 <text:s text:c="3"/>72 <text:s text:c="3"/>84 <text:s text:c="3"/>96 <text:s text:c="2"/>108 <text:s text:c="2"/>120 <text:s text:c="2"/>132 <text:s text:c="2"/>144 <text:s text:c="2"/>156 <text:s text:c="2"/>168 <text:s text:c="2"/>180 <text:s text:c="2"/>192 <text:s text:c="2"/>204 <text:s text:c="2"/>216 <text:s text:c="2"/>228 <text:s text:c="2"/>240</text:p>
      <text:p text:style-name="P1">13| <text:s text:c="4"/>13 <text:s text:c="3"/>26 <text:s text:c="3"/>39 <text:s text:c="3"/>52 <text:s text:c="3"/>65 <text:s text:c="3"/>78 <text:s text:c="3"/>91 <text:s text:c="2"/>104 <text:s text:c="2"/>117 <text:s text:c="2"/>130 <text:s text:c="2"/>143 <text:s text:c="2"/>156 <text:s text:c="2"/>169 <text:s text:c="2"/>182 <text:s text:c="2"/>195 <text:s text:c="2"/>208 <text:s text:c="2"/>221 <text:s text:c="2"/>234 <text:s text:c="2"/>247 <text:s text:c="2"/>260</text:p>
      <text:p text:style-name="P1">14| <text:s text:c="4"/>14 <text:s text:c="3"/>28 <text:s text:c="3"/>42 <text:s text:c="3"/>56 <text:s text:c="3"/>70 <text:s text:c="3"/>84 <text:s text:c="3"/>98 <text:s text:c="2"/>112 <text:s text:c="2"/>126 <text:s text:c="2"/>140 <text:s text:c="2"/>154 <text:s text:c="2"/>168 <text:s text:c="2"/>182 <text:s text:c="2"/>196 <text:s text:c="2"/>210 <text:s text:c="2"/>224 <text:s text:c="2"/>238 <text:s text:c="2"/>252 <text:s text:c="2"/>266 <text:s text:c="2"/>280</text:p>
      <text:p text:style-name="P1">15| <text:s text:c="4"/>15 <text:s text:c="3"/>30 <text:s text:c="3"/>45 <text:s text:c="3"/>60 <text:s text:c="3"/>75 <text:s text:c="3"/>90 <text:s text:c="2"/>105 <text:s text:c="2"/>120 <text:s text:c="2"/>135 <text:s text:c="2"/>150 <text:s text:c="2"/>165 <text:s text:c="2"/>180 <text:s text:c="2"/>195 <text:s text:c="2"/>210 <text:s text:c="2"/>225 <text:s text:c="2"/>240 <text:s text:c="2"/>255 <text:s text:c="2"/>270 <text:s text:c="2"/>285 <text:s text:c="2"/>300</text:p>
      <text:p text:style-name="P1">16| <text:s text:c="4"/>16 <text:s text:c="3"/>32 <text:s text:c="3"/>48 <text:s text:c="3"/>64 <text:s text:c="3"/>80 <text:s text:c="3"/>96 <text:s text:c="2"/>112 <text:s text:c="2"/>128 <text:s text:c="2"/>144 <text:s text:c="2"/>160 <text:s text:c="2"/>176 <text:s text:c="2"/>192 <text:s text:c="2"/>208 <text:s text:c="2"/>224 <text:s text:c="2"/>240 <text:s text:c="2"/>256 <text:s text:c="2"/>272 <text:s text:c="2"/>288 <text:s text:c="2"/>304 <text:s text:c="2"/>320</text:p>
      <text:p text:style-name="P1">17| <text:s text:c="4"/>17 <text:s text:c="3"/>34 <text:s text:c="3"/>51 <text:s text:c="3"/>68 <text:s text:c="3"/>85 <text:s text:c="2"/>102 <text:s text:c="2"/>119 <text:s text:c="2"/>136 <text:s text:c="2"/>153 <text:s text:c="2"/>170 <text:s text:c="2"/>187 <text:s text:c="2"/>204 <text:s text:c="2"/>221 <text:s text:c="2"/>238 <text:s text:c="2"/>255 <text:s text:c="2"/>272 <text:s text:c="2"/>289 <text:s text:c="2"/>306 <text:s text:c="2"/>323 <text:s text:c="2"/>340</text:p>
      <text:p text:style-name="P1">18| <text:s text:c="4"/>18 <text:s text:c="3"/>36 <text:s text:c="3"/>54 <text:s text:c="3"/>72 <text:s text:c="3"/>90 <text:s text:c="2"/>108 <text:s text:c="2"/>126 <text:s text:c="2"/>144 <text:s text:c="2"/>162 <text:s text:c="2"/>180 <text:s text:c="2"/>198 <text:s text:c="2"/>216 <text:s text:c="2"/>234 <text:s text:c="2"/>252 <text:s text:c="2"/>270 <text:s text:c="2"/>288 <text:s text:c="2"/>306 <text:s text:c="2"/>324 <text:s text:c="2"/>342 <text:s text:c="2"/>360</text:p>
      <text:p text:style-name="P1">19| <text:s text:c="4"/>19 <text:s text:c="3"/>38 <text:s text:c="3"/>57 <text:s text:c="3"/>76 <text:s text:c="3"/>95 <text:s text:c="2"/>114 <text:s text:c="2"/>133 <text:s text:c="2"/>152 <text:s text:c="2"/>171 <text:s text:c="2"/>190 <text:s text:c="2"/>209 <text:s text:c="2"/>228 <text:s text:c="2"/>247 <text:s text:c="2"/>266 <text:s text:c="2"/>285 <text:s text:c="2"/>304 <text:s text:c="2"/>323 <text:s text:c="2"/>342 <text:s text:c="2"/>361 <text:s text:c="2"/>380</text:p>
      <text:p text:style-name="P1">20| <text:s text:c="4"/>20 <text:s text:c="3"/>40 <text:s text:c="3"/>60 <text:s text:c="3"/>80 <text:s text:c="2"/>100 <text:s text:c="2"/>120 <text:s text:c="2"/>140 <text:s text:c="2"/>160 <text:s text:c="2"/>180 <text:s text:c="2"/>200 <text:s text:c="2"/>220 <text:s text:c="2"/>240 <text:s text:c="2"/>260 <text:s text:c="2"/>280 <text:s text:c="2"/>300 <text:s text:c="2"/>320 <text:s text:c="2"/>340 <text:s text:c="2"/>360 <text:s text:c="2"/>380 <text:s text:c="2"/>4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13:21:45.248000000</dc:date>
    <meta:editing-duration>PT1M21S</meta:editing-duration>
    <meta:editing-cycles>1</meta:editing-cycles>
    <meta:document-statistic meta:table-count="0" meta:image-count="0" meta:object-count="0" meta:page-count="1" meta:paragraph-count="22" meta:word-count="441" meta:character-count="2728" meta:non-whitespace-character-count="1157"/>
    <meta:generator>LibreOffice/4.4.6.3$Windows_x86 LibreOffice_project/e8938fd3328e95dcf59dd64e7facd2c7d67c704d</meta:generator>
  </office:meta>
</office:document-meta>
</file>